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style:font-name="times new roman" fo:font-size="10.1999998092651pt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ing Task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started to attend programming lessons. On the first lesson his task was to write a simple program. The program was supposed to do the following: in the given string, consisting if uppercase and lowercase Latin letters, it:</text:p>
        <text:list xml:id="list1114686742" text:style-name="L1">
          <text:list-item>
            <text:p text:style-name="P6">deletes all the vowels,</text:p>
          </text:list-item>
          <text:list-item>
            <text:p text:style-name="P6">inserts a character "<text:span text:style-name="T1">.</text:span>" before each consonant,</text:p>
          </text:list-item>
          <text:list-item>
            <text:p text:style-name="P6">replaces all uppercase consonants with corresponding lowercase ones.</text:p>
          </text:list-item>
        </text:list>
        <text:p text:style-name="P5">Vowels are letters "A", "O", "Y", "E", "U", "I", and the rest are consonants. The program's input is exactly one string, it should return the output as a single string, resulting after the program's processing the initial string.</text:p>
        <text:p text:style-name="P5">Help Petya cope with this easy task.</text:p>
        <text:p text:style-name="P8">Input</text:p>
        <text:p text:style-name="P5">The first line represents input string of Petya's program. This string only consists of uppercase and lowercase Latin letters and its length is from <text:span text:style-name="T2">1</text:span> to <text:span text:style-name="T2">100</text:span>, inclusive.</text:p>
        <text:p text:style-name="P8">Output</text:p>
        <text:p text:style-name="P5">Print the resulting string. It is guaranteed that this string is not empty.</text:p>
        <text:p text:style-name="P7">Examples</text:p>
        <text:p text:style-name="P9">input</text:p>
        <text:section text:style-name="Sect1" text:name="id0023314852934780084">
          <text:p text:style-name="P10">Copy</text:p>
        </text:section>
        <text:p text:style-name="P1"><text:bookmark text:name="id003697536659811811"/>tour</text:p>
        <text:p text:style-name="P9">output</text:p>
        <text:section text:style-name="Sect1" text:name="id006044571818497328">
          <text:p text:style-name="P10">Copy</text:p>
        </text:section>
        <text:p text:style-name="P1"><text:bookmark text:name="id009722054739940345"/>.t.r</text:p>
        <text:p text:style-name="P9">input</text:p>
        <text:section text:style-name="Sect1" text:name="id000620492172746272">
          <text:p text:style-name="P10">Copy</text:p>
        </text:section>
        <text:p text:style-name="P1"><text:bookmark text:name="id0010217934496106151"/>Codeforces</text:p>
        <text:p text:style-name="P9">output</text:p>
        <text:section text:style-name="Sect1" text:name="id006188474893413254">
          <text:p text:style-name="P10">Copy</text:p>
        </text:section>
        <text:p text:style-name="P1"><text:bookmark text:name="id0043154805698576104"/>.c.d.f.r.c.s</text:p>
        <text:p text:style-name="P9">input</text:p>
        <text:section text:style-name="Sect1" text:name="id009322388943124431">
          <text:p text:style-name="P10">Copy</text:p>
        </text:section>
        <text:p text:style-name="P1"><text:bookmark text:name="id008334207708509169"/>aBAcAba</text:p>
        <text:p text:style-name="P9">output</text:p>
        <text:section text:style-name="Sect1" text:name="id004718962935040787">
          <text:p text:style-name="P10">Copy</text:p>
        </text:section>
        <text:p text:style-name="P1"><text:bookmark text:name="id005769525358028997"/>.b.c.b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3T08:50:54.994000000</dc:date>
    <meta:editing-duration>PT9S</meta:editing-duration>
    <meta:editing-cycles>1</meta:editing-cycles>
    <meta:document-statistic meta:table-count="0" meta:image-count="0" meta:object-count="0" meta:page-count="1" meta:paragraph-count="39" meta:word-count="187" meta:character-count="1110" meta:non-whitespace-character-count="963"/>
    <meta:generator>LibreOffice/7.2.2.2$Windows_X86_64 LibreOffice_project/02b2acce88a210515b4a5bb2e46cbfb63fe97d56</meta:generator>
  </office:meta>
</office:document-meta>
</file>